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0.5pt"/>
    </style:style>
    <style:style style:name="co2" style:family="table-column">
      <style:table-column-properties fo:break-before="auto" style:column-width="106.7pt"/>
    </style:style>
    <style:style style:name="co3" style:family="table-column">
      <style:table-column-properties fo:break-before="auto" style:column-width="154.94pt"/>
    </style:style>
    <style:style style:name="co4" style:family="table-column">
      <style:table-column-properties fo:break-before="auto" style:column-width="165.6pt"/>
    </style:style>
    <style:style style:name="co5" style:family="table-column">
      <style:table-column-properties fo:break-before="auto" style:column-width="182.15pt"/>
    </style:style>
    <style:style style:name="co6" style:family="table-column">
      <style:table-column-properties fo:break-before="auto" style:column-width="169.7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4.7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47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64.91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font-name="Liberation Sans" fo:font-size="12pt" fo:font-weight="bold" style:font-size-asian="12pt" style:font-weight-asian="bold" style:font-name-complex="Calibri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fo:font-size="12pt" fo:font-weight="bold" style:font-size-asian="12pt" style:font-weight-asian="bold" style:font-name-complex="Calibri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2pt" fo:font-weight="bold" style:font-size-asian="12pt" style:font-weight-asian="bold" style:font-name-complex="Calibri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font-name="Liberation Sans" fo:font-size="10pt" style:font-size-asian="10pt" style:font-name-complex="Calibri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0000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1d41a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color="#000000" fo:font-size="12pt" fo:font-weight="bold" style:text-position="0% 100%" style:font-name-complex="Calibri" style:font-size-asian="12pt" style:font-size-complex="12pt" style:font-weight-asian="bold" style:font-weight-complex="bold"/>
    </style:style>
    <style:style style:name="T8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color="#000000" fo:font-weight="bold" style:text-position="0% 100%" style:font-name-complex="Calibri" style:font-weight-asian="bold" style:font-weight-complex="bold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Discription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Steps 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utomation statu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egistration with valid credentials.</text:p>
          </table:table-cell>
          <table:table-cell table:style-name="ce13" office:value-type="string" calcext:value-type="string">
            <text:p><text:span text:style-name="T1">Launch </text:span><text:span text:style-name="T1"><text:a xlink:href="https://temp-mail.org/ru/" xlink:type="simple">https://temp-mail.org/ru/</text:a></text:span><text:span text:style-name="T1"> and wait until you get a random email.</text:span></text:p>
            <text:p/>
            <text:p><text:span text:style-name="T1">Launch website:</text:span></text:p>
            <text:p><text:span text:style-name="T1">https://www.redmine.org/</text:span></text:p>
            <text:p><text:span text:style-name="T1">Press “Регистрация” button.</text:span></text:p>
          </table:table-cell>
          <table:table-cell table:style-name="ce5" office:value-type="string" calcext:value-type="string">
            <text:p><text:span text:style-name="T6">1. Enter “SneTest” in input field ”Пользователь”.</text:span></text:p>
            <text:p><text:span text:style-name="T6">2. Enter “1234test@!” in input field “Пароль”.</text:span></text:p>
            <text:p><text:span text:style-name="T6">3. Enter “1234test@!” in input field “Подтверждение”.</text:span></text:p>
            <text:p><text:span text:style-name="T6">4. Enter “Test” in input field “Имя”.</text:span></text:p>
            <text:p><text:span text:style-name="T6">5. Enter “Test1” in input field “Фамилия”.</text:span></text:p>
            <text:p>6. Enter your random email from <text:a xlink:href="https://temp-mail.org/ru/" xlink:type="simple">https://temp-mail.org/ru/</text:a>   in input field Email”.</text:p>
            <text:p>7. Press “Принять” button.</text:p>
            <text:p><text:span text:style-name="T6">8. Confirm your email on </text:span><text:span text:style-name="T7"> </text:span><text:span text:style-name="T7"><text:a xlink:href="https://temp-mail.org/ru/" xlink:type="simple">https://temp-mail.org/ru/</text:a></text:span><text:span text:style-name="T8"> </text:span></text:p>
            <text:p/>
          </table:table-cell>
          <table:table-cell table:style-name="ce20" office:value-type="string" calcext:value-type="string">
            <text:p>Successful registration message.</text:p>
          </table:table-cell>
          <table:table-cell table:style-name="ce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Sign in account.</text:p>
          </table:table-cell>
          <table:table-cell table:style-name="ce13" office:value-type="string" calcext:value-type="string">
            <text:p><text:span text:style-name="T2">Launch website:</text:span></text:p>
            <text:p><text:span text:style-name="T3">https://www.redmine.org/</text:span></text:p>
            <text:p><text:span text:style-name="T3">Press “Войти button.</text:span></text:p>
          </table:table-cell>
          <table:table-cell table:style-name="ce5" office:value-type="string" calcext:value-type="string">
            <text:p>1. Enter “Truecap1” in input field ”Пользователь”. </text:p>
            <text:p>2. Enter “1234test@!” in input field “Пароль”. </text:p>
            <text:p>3. Press “Вход” button.  </text:p>
          </table:table-cell>
          <table:table-cell table:style-name="ce17" office:value-type="string" calcext:value-type="string">
            <text:p>Successful login.</text:p>
          </table:table-cell>
          <table:table-cell table:style-name="ce25" office:value-type="string" calcext:value-type="string">
            <text:p>automated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Create a new task.</text:p>
          </table:table-cell>
          <table:table-cell table:style-name="ce14" office:value-type="string" calcext:value-type="string">
            <text:p><text:span text:style-name="T3">Launch website:</text:span></text:p>
            <text:p><text:span text:style-name="T3">https://www.redmine.org/</text:span></text:p>
            <text:p><text:span text:style-name="T4">Sign-in account.</text:span></text:p>
          </table:table-cell>
          <table:table-cell table:style-name="ce5" office:value-type="string" calcext:value-type="string">
            <text:p>1. Press “Новая задача” button.</text:p>
            <text:p>2. Choose “Patch” in “Трекер” field.</text:p>
            <text:p>3. Enter “test” in input field “Тема”.</text:p>
            <text:p>4. Enter “It is just only test” in input field “Описание”.</text:p>
            <text:p>5. Choose “New” in field “Статус”.</text:p>
            <text:p>6. Choose “Ui” in field “Категория”.</text:p>
            <text:p>7. Press “создать” button.</text:p>
          </table:table-cell>
          <table:table-cell table:style-name="ce17" office:value-type="string" calcext:value-type="string">
            <text:p>Task creation successful message.</text:p>
          </table:table-cell>
          <table:table-cell table:style-name="ce25" office:value-type="string" calcext:value-type="string">
            <text:p>automated</text:p>
          </table:table-cell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Find created task from the search.</text:p>
          </table:table-cell>
          <table:table-cell table:style-name="ce18" office:value-type="string" calcext:value-type="string">
            <text:p><text:span text:style-name="T5">Launch website:</text:span></text:p>
            <text:p><text:span text:style-name="T3"><text:a xlink:href="https://www.redmine.org/" xlink:type="simple">https://www.redmine.org/</text:a></text:span><text:span text:style-name="T3">Sign-in account.</text:span></text:p>
            <text:p/>
          </table:table-cell>
          <table:table-cell table:style-name="ce5" office:value-type="string" calcext:value-type="string">
            <text:p>1. Press “Задачи” button.</text:p>
            <text:p>2. Chose “Тема” from “Добавить фильтр” field.</text:p>
            <text:p>3. Enter “test” to opened input field.</text:p>
            <text:p>4. Press “test”.</text:p>
          </table:table-cell>
          <table:table-cell table:style-name="ce22" office:value-type="string" calcext:value-type="string">
            <text:p>Redirect on test information.</text:p>
          </table:table-cell>
          <table:table-cell table:style-name="ce25" office:value-type="string" calcext:value-type="string">
            <text:p>automated</text:p>
          </table:table-cell>
        </table:table-row>
        <table:table-row table:style-name="ro6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User have to open file in storage and save it.</text:p>
          </table:table-cell>
          <table:table-cell table:style-name="ce18" office:value-type="string" calcext:value-type="string">
            <text:p/>
            <text:p><text:span text:style-name="T3">Launch website:</text:span></text:p>
            <text:p><text:span text:style-name="T3"><text:a xlink:href="https://www.redmine.org/" xlink:type="simple">https://www.redmine.org/</text:a></text:span><text:span text:style-name="T3">Sign-in account.</text:span></text:p>
            <text:p/>
          </table:table-cell>
          <table:table-cell table:style-name="ce5" office:value-type="string" calcext:value-type="string">
            <text:p>1. Press “Хранилище” button.</text:p>
            <text:p>2. Press “Sandbox” button.</text:p>
            <text:p>3. Press “ajax_upload” button</text:p>
            <text:p>4. Press “doc” button.</text:p>
            <text:p>5. Press “README_FOR_APP” button.</text:p>
            <text:p>5. Press “Загрузить” button.</text:p>
          </table:table-cell>
          <table:table-cell table:style-name="ce22" office:value-type="string" calcext:value-type="string">
            <text:p>Successful <text:s/>file upload.</text:p>
          </table:table-cell>
          <table:table-cell table:style-name="ce25" office:value-type="string" calcext:value-type="string">
            <text:p>automated</text:p>
          </table:table-cell>
        </table:table-row>
        <table:table-row table:style-name="ro7"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Profile log out.</text:p>
          </table:table-cell>
          <table:table-cell table:style-name="ce14" office:value-type="string" calcext:value-type="string">
            <text:p/>
            <text:p><text:span text:style-name="T3">Launch website:</text:span></text:p>
            <text:p><text:span text:style-name="T3"><text:a xlink:href="https://www.redmine.org/" xlink:type="simple">https://www.redmine.org/</text:a></text:span></text:p>
            <text:p><text:span text:style-name="T3">Sign-in account.</text:span></text:p>
            <text:p/>
          </table:table-cell>
          <table:table-cell table:style-name="ce5" office:value-type="string" calcext:value-type="string">
            <text:p>1. Press “выйти” button.</text:p>
          </table:table-cell>
          <table:table-cell table:style-name="ce22" office:value-type="string" calcext:value-type="string">
            <text:p>Successful log out profile.</text:p>
            <text:p>Invisible icons: “Вошли как:”, “Моя учетная запись”, “Моя страница”,”Проекты” ,“Новая задача”.</text:p>
          </table:table-cell>
          <table:table-cell table:style-name="ce25" office:value-type="string" calcext:value-type="string">
            <text:p>automated</text:p>
          </table:table-cell>
        </table:table-row>
        <table:table-row table:style-name="ro8" table:number-rows-repeated="1048568">
          <table:table-cell table:number-columns-repeated="6"/>
        </table:table-row>
        <table:table-row table:style-name="ro8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0:06:08.51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13:52:33.512000000</meta:creation-date>
    <dc:date>2022-07-28T18:06:34.802000000</dc:date>
    <meta:editing-duration>P1DT9H52M54S</meta:editing-duration>
    <meta:editing-cycles>10</meta:editing-cycles>
    <meta:generator>Neat_Office/6.2.8.2$Windows_x86 LibreOffice_project/</meta:generator>
    <meta:document-statistic meta:table-count="1" meta:cell-count="41" meta:object-count="0"/>
  </office:meta>
</office:document-meta>
</file>